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b229f" officeooo:paragraph-rsid="000b229f"/>
    </style:style>
    <style:style style:name="P2" style:family="paragraph" style:parent-style-name="Standard">
      <style:text-properties officeooo:rsid="000b229f" officeooo:paragraph-rsid="000b2c1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5c46" officeooo:paragraph-rsid="00085c46" style:font-weight-asian="bold" style:font-weight-complex="bold"/>
    </style:style>
    <style:style style:name="P4" style:family="paragraph" style:parent-style-name="Standard">
      <style:text-properties officeooo:rsid="00085c46" officeooo:paragraph-rsid="00085c46"/>
    </style:style>
    <style:style style:name="P5" style:family="paragraph" style:parent-style-name="Standard">
      <style:text-properties officeooo:rsid="000bf665" officeooo:paragraph-rsid="000bf665"/>
    </style:style>
    <style:style style:name="P6" style:family="paragraph" style:parent-style-name="Standard" style:list-style-name="L8">
      <style:text-properties officeooo:rsid="000bf665" officeooo:paragraph-rsid="000bf665"/>
    </style:style>
    <style:style style:name="P7" style:family="paragraph" style:parent-style-name="Standard" style:list-style-name="L9">
      <style:text-properties officeooo:rsid="000bf665" officeooo:paragraph-rsid="000bf665"/>
    </style:style>
    <style:style style:name="P8" style:family="paragraph" style:parent-style-name="Standard" style:list-style-name="L6">
      <style:text-properties officeooo:paragraph-rsid="000bf665"/>
    </style:style>
    <style:style style:name="P9" style:family="paragraph" style:parent-style-name="Standard" style:list-style-name="L7">
      <style:text-properties officeooo:paragraph-rsid="000bf665"/>
    </style:style>
    <style:style style:name="P10" style:family="paragraph" style:parent-style-name="Standard">
      <style:text-properties fo:font-weight="bold" officeooo:rsid="00085c46" officeooo:paragraph-rsid="00085c46" style:font-weight-asian="bold" style:font-weight-complex="bold"/>
    </style:style>
    <style:style style:name="P11" style:family="paragraph" style:parent-style-name="Standard">
      <style:text-properties fo:font-weight="bold" officeooo:rsid="000b229f" officeooo:paragraph-rsid="000b229f" style:font-weight-asian="bold" style:font-weight-complex="bold"/>
    </style:style>
    <style:style style:name="P12" style:family="paragraph" style:parent-style-name="Standard">
      <style:text-properties fo:font-weight="bold" officeooo:rsid="000bf665" officeooo:paragraph-rsid="000bf665" style:font-weight-asian="bold" style:font-weight-complex="bold"/>
    </style:style>
    <style:style style:name="P13" style:family="paragraph" style:parent-style-name="Standard">
      <style:text-properties fo:font-weight="bold" officeooo:rsid="000b9c85" officeooo:paragraph-rsid="000b9c85" style:font-weight-asian="bold" style:font-weight-complex="bold"/>
    </style:style>
    <style:style style:name="P14" style:family="paragraph" style:parent-style-name="Standard">
      <style:text-properties fo:font-weight="bold" officeooo:rsid="000d8611" officeooo:paragraph-rsid="000d8611" style:font-weight-asian="bold" style:font-weight-complex="bold"/>
    </style:style>
    <style:style style:name="P15" style:family="paragraph" style:parent-style-name="Standard">
      <style:text-properties fo:font-weight="bold" officeooo:rsid="000b2c17" officeooo:paragraph-rsid="000b2c17" style:font-weight-asian="bold" style:font-weight-complex="bold"/>
    </style:style>
    <style:style style:name="P16" style:family="paragraph" style:parent-style-name="Standard">
      <style:text-properties fo:font-weight="bold" officeooo:rsid="0012b4e9" officeooo:paragraph-rsid="001305e0" style:font-weight-asian="bold" style:font-weight-complex="bold"/>
    </style:style>
    <style:style style:name="P17" style:family="paragraph" style:parent-style-name="Standard">
      <style:text-properties fo:font-weight="bold" officeooo:rsid="0014d78b" officeooo:paragraph-rsid="0014d78b" style:font-weight-asian="bold" style:font-weight-complex="bold"/>
    </style:style>
    <style:style style:name="P18" style:family="paragraph" style:parent-style-name="Standard">
      <style:text-properties fo:font-weight="bold" officeooo:rsid="0018ad37" officeooo:paragraph-rsid="0018ad37" style:font-weight-asian="bold" style:font-weight-complex="bold"/>
    </style:style>
    <style:style style:name="P19" style:family="paragraph" style:parent-style-name="Standard">
      <style:text-properties fo:font-weight="bold" officeooo:rsid="001b91e8" officeooo:paragraph-rsid="001b91e8" style:font-weight-asian="bold" style:font-weight-complex="bold"/>
    </style:style>
    <style:style style:name="P20" style:family="paragraph" style:parent-style-name="Standard" style:list-style-name="L8">
      <style:text-properties officeooo:paragraph-rsid="000bf665"/>
    </style:style>
    <style:style style:name="P21" style:family="paragraph" style:parent-style-name="Standard">
      <style:text-properties officeooo:paragraph-rsid="000bf665"/>
    </style:style>
    <style:style style:name="P22" style:family="paragraph" style:parent-style-name="Standard" style:list-style-name="L9">
      <style:text-properties officeooo:paragraph-rsid="000bf665"/>
    </style:style>
    <style:style style:name="P23" style:family="paragraph" style:parent-style-name="Standard" style:list-style-name="L9">
      <style:text-properties officeooo:paragraph-rsid="000f957e"/>
    </style:style>
    <style:style style:name="P24" style:family="paragraph" style:parent-style-name="Standard" style:list-style-name="L11">
      <style:text-properties officeooo:rsid="000d6c1f" officeooo:paragraph-rsid="000d6c1f"/>
    </style:style>
    <style:style style:name="P25" style:family="paragraph" style:parent-style-name="Standard" style:list-style-name="L11">
      <style:text-properties officeooo:rsid="000d8611" officeooo:paragraph-rsid="000d8611"/>
    </style:style>
    <style:style style:name="P26" style:family="paragraph" style:parent-style-name="Standard" style:list-style-name="L11">
      <style:text-properties officeooo:rsid="000d8611" officeooo:paragraph-rsid="000f957e"/>
    </style:style>
    <style:style style:name="P27" style:family="paragraph" style:parent-style-name="Standard" style:list-style-name="L11">
      <style:text-properties officeooo:rsid="000d8611" officeooo:paragraph-rsid="0014d78b"/>
    </style:style>
    <style:style style:name="P28" style:family="paragraph" style:parent-style-name="Standard">
      <style:text-properties officeooo:rsid="000d8611" officeooo:paragraph-rsid="000d8611"/>
    </style:style>
    <style:style style:name="P29" style:family="paragraph" style:parent-style-name="Standard" style:list-style-name="L12">
      <style:text-properties officeooo:rsid="000e0738" officeooo:paragraph-rsid="000e0738"/>
    </style:style>
    <style:style style:name="P30" style:family="paragraph" style:parent-style-name="Standard" style:list-style-name="L12">
      <style:text-properties officeooo:rsid="000e0738" officeooo:paragraph-rsid="0010cf8f"/>
    </style:style>
    <style:style style:name="P31" style:family="paragraph" style:parent-style-name="Standard" style:list-style-name="L12">
      <style:text-properties officeooo:rsid="0010cf8f" officeooo:paragraph-rsid="0010cf8f"/>
    </style:style>
    <style:style style:name="P32" style:family="paragraph" style:parent-style-name="Standard">
      <style:text-properties officeooo:rsid="0010cf8f" officeooo:paragraph-rsid="0010cf8f"/>
    </style:style>
    <style:style style:name="P33" style:family="paragraph" style:parent-style-name="Standard" style:list-style-name="L12">
      <style:text-properties officeooo:rsid="0010f46b" officeooo:paragraph-rsid="0010f46b"/>
    </style:style>
    <style:style style:name="P34" style:family="paragraph" style:parent-style-name="Standard">
      <style:text-properties officeooo:rsid="0010f46b" officeooo:paragraph-rsid="0010f46b"/>
    </style:style>
    <style:style style:name="P35" style:family="paragraph" style:parent-style-name="Standard" style:list-style-name="L12">
      <style:text-properties officeooo:rsid="0012b4e9" officeooo:paragraph-rsid="0012b4e9"/>
    </style:style>
    <style:style style:name="P36" style:family="paragraph" style:parent-style-name="Standard">
      <style:text-properties officeooo:rsid="0012b4e9" officeooo:paragraph-rsid="0012b4e9"/>
    </style:style>
    <style:style style:name="P37" style:family="paragraph" style:parent-style-name="Standard" style:list-style-name="L13">
      <style:text-properties fo:font-weight="normal" officeooo:rsid="0012b4e9" officeooo:paragraph-rsid="001305e0" style:font-weight-asian="normal" style:font-weight-complex="normal"/>
    </style:style>
    <style:style style:name="P38" style:family="paragraph" style:parent-style-name="Standard" style:list-style-name="L13">
      <style:text-properties fo:font-weight="normal" officeooo:rsid="0012b4e9" officeooo:paragraph-rsid="001b91e8" style:font-weight-asian="normal" style:font-weight-complex="normal"/>
    </style:style>
    <style:style style:name="P39" style:family="paragraph" style:parent-style-name="Standard" style:list-style-name="L13">
      <style:text-properties fo:font-weight="normal" officeooo:rsid="001305e0" officeooo:paragraph-rsid="001305e0" style:font-weight-asian="normal" style:font-weight-complex="normal"/>
    </style:style>
    <style:style style:name="P40" style:family="paragraph" style:parent-style-name="Standard">
      <style:text-properties fo:font-weight="normal" officeooo:rsid="001305e0" officeooo:paragraph-rsid="001305e0" style:font-weight-asian="normal" style:font-weight-complex="normal"/>
    </style:style>
    <style:style style:name="P41" style:family="paragraph" style:parent-style-name="Standard" style:list-style-name="L14">
      <style:text-properties fo:font-weight="normal" officeooo:rsid="0014d78b" officeooo:paragraph-rsid="0014d78b" style:font-weight-asian="normal" style:font-weight-complex="normal"/>
    </style:style>
    <style:style style:name="P42" style:family="paragraph" style:parent-style-name="Standard" style:list-style-name="L14">
      <style:text-properties fo:font-weight="normal" officeooo:rsid="0016c764" officeooo:paragraph-rsid="0016c764" style:font-weight-asian="normal" style:font-weight-complex="normal"/>
    </style:style>
    <style:style style:name="P43" style:family="paragraph" style:parent-style-name="Standard">
      <style:text-properties fo:font-weight="normal" officeooo:rsid="0016c764" officeooo:paragraph-rsid="0016c764" style:font-weight-asian="normal" style:font-weight-complex="normal"/>
    </style:style>
    <style:style style:name="P44" style:family="paragraph" style:parent-style-name="Standard" style:list-style-name="L11">
      <style:text-properties officeooo:rsid="0014d78b" officeooo:paragraph-rsid="0014d78b"/>
    </style:style>
    <style:style style:name="P45" style:family="paragraph" style:parent-style-name="Standard">
      <style:text-properties officeooo:rsid="00193ba3" officeooo:paragraph-rsid="00193ba3"/>
    </style:style>
    <style:style style:name="P46" style:family="paragraph" style:parent-style-name="Standard">
      <style:text-properties officeooo:rsid="001b91e8" officeooo:paragraph-rsid="001b91e8"/>
    </style:style>
    <style:style style:name="P47" style:family="paragraph" style:parent-style-name="Standard" style:list-style-name="L15">
      <style:text-properties officeooo:rsid="001e52ff" officeooo:paragraph-rsid="001e52ff"/>
    </style:style>
    <style:style style:name="P48" style:family="paragraph" style:parent-style-name="Standard" style:list-style-name="L15">
      <style:text-properties officeooo:rsid="001fd12c" officeooo:paragraph-rsid="001fd12c"/>
    </style:style>
    <style:style style:name="P49" style:family="paragraph" style:parent-style-name="Standard">
      <style:text-properties officeooo:rsid="001fd12c" officeooo:paragraph-rsid="001fd12c"/>
    </style:style>
    <style:style style:name="T1" style:family="text">
      <style:text-properties officeooo:rsid="000bf665"/>
    </style:style>
    <style:style style:name="T2" style:family="text">
      <style:text-properties officeooo:rsid="000b229f"/>
    </style:style>
    <style:style style:name="T3" style:family="text">
      <style:text-properties officeooo:rsid="000d6c1f"/>
    </style:style>
    <style:style style:name="T4" style:family="text">
      <style:text-properties officeooo:rsid="000d8611"/>
    </style:style>
    <style:style style:name="T5" style:family="text">
      <style:text-properties officeooo:rsid="0010cf8f"/>
    </style:style>
    <style:style style:name="T6" style:family="text">
      <style:text-properties officeooo:rsid="0010f46b"/>
    </style:style>
    <style:style style:name="T7" style:family="text">
      <style:text-properties officeooo:rsid="0012b4e9"/>
    </style:style>
    <style:style style:name="T8" style:family="text">
      <style:text-properties officeooo:rsid="001305e0"/>
    </style:style>
    <style:style style:name="T9" style:family="text">
      <style:text-properties officeooo:rsid="0013f8ce"/>
    </style:style>
    <style:style style:name="T10" style:family="text">
      <style:text-properties officeooo:rsid="0014d78b"/>
    </style:style>
    <style:style style:name="T11" style:family="text">
      <style:text-properties officeooo:rsid="0019d3cd"/>
    </style:style>
    <style:style style:name="T12" style:family="text">
      <style:text-properties officeooo:rsid="001b91e8"/>
    </style:style>
    <style:style style:name="T13" style:family="text">
      <style:text-properties officeooo:rsid="001fd12c"/>
    </style:style>
    <style:style style:name="T14" style:family="text">
      <style:text-properties officeooo:rsid="001ff018"/>
    </style:style>
    <style:style style:name="T15" style:family="text">
      <style:text-properties officeooo:rsid="002045be"/>
    </style:style>
    <style:style style:name="T16" style:family="text">
      <style:text-properties officeooo:rsid="0020a1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 description<text:span text:style-name="T14">s for Links</text:span></text:p>
      <text:p text:style-name="P4"/>
      <text:p text:style-name="P45">LAU – Links API user</text:p>
      <text:p text:style-name="P45">LU – LU</text:p>
      <text:p text:style-name="P45">L - <text:span text:style-name="T11">Links</text:span></text:p>
      <text:p text:style-name="P45"/>
      <text:p text:style-name="P10">Login</text:p>
      <text:list xml:id="list3959526569783458348" text:style-name="L6">
        <text:list-item>
          <text:p text:style-name="P8"><text:span text:style-name="T2">Sequence 1 :</text:span></text:p>
          <text:list>
            <text:list-item>
              <text:p text:style-name="P8"><text:span text:style-name="T2">LU : Clicks on login link.</text:span></text:p>
            </text:list-item>
            <text:list-item>
              <text:p text:style-name="P8"><text:span text:style-name="T2">L :Presents the login page.</text:span></text:p>
            </text:list-item>
            <text:list-item>
              <text:p text:style-name="P8"><text:span text:style-name="T2">LU : Enters user name and password</text:span></text:p>
            </text:list-item>
            <text:list-item>
              <text:p text:style-name="P8"><text:span text:style-name="T2">L :Displays the message that the user has been logged in</text:span></text:p>
            </text:list-item>
          </text:list>
        </text:list-item>
      </text:list>
      <text:p text:style-name="P1"/>
      <text:list xml:id="list112420382281180" text:continue-numbering="true" text:style-name="L6">
        <text:list-item>
          <text:p text:style-name="P8"><text:span text:style-name="T2">Sequence 2 : At step 4 of sequence 1</text:span></text:p>
          <text:list>
            <text:list-item>
              <text:p text:style-name="P8"><text:span text:style-name="T2">L : Display message that the authentication details is incorrect.</text:span></text:p>
            </text:list-item>
          </text:list>
        </text:list-item>
      </text:list>
      <text:p text:style-name="P1"/>
      <text:p text:style-name="P11">Logout</text:p>
      <text:list xml:id="list5163852012734147697" text:style-name="L7">
        <text:list-item>
          <text:p text:style-name="P9"><text:span text:style-name="T2">Sequence 1 :</text:span></text:p>
          <text:list>
            <text:list-item>
              <text:p text:style-name="P9"><text:span text:style-name="T2">LU : Clicks on logout link.</text:span></text:p>
            </text:list-item>
            <text:list-item>
              <text:p text:style-name="P9"><text:span text:style-name="T2">Links: Displays message that the user has been logged out.</text:span></text:p>
            </text:list-item>
          </text:list>
        </text:list-item>
      </text:list>
      <text:p text:style-name="P46"/>
      <text:p text:style-name="P19">Authentication</text:p>
      <text:list xml:id="list7047706367733636442" text:style-name="L15">
        <text:list-item>
          <text:p text:style-name="P47">Sequence 1 :</text:p>
          <text:list>
            <text:list-item>
              <text:p text:style-name="P47">LUA : Requests for an authenticated session</text:p>
            </text:list-item>
            <text:list-item>
              <text:p text:style-name="P47">L : Asks for authentication details <text:span text:style-name="T13">from the LU</text:span></text:p>
            </text:list-item>
            <text:list-item>
              <text:p text:style-name="P48">LU : Provides username and password</text:p>
            </text:list-item>
            <text:list-item>
              <text:p text:style-name="P48">L : Provides the LUA with an authenticated session</text:p>
            </text:list-item>
          </text:list>
          <text:p text:style-name="P48"/>
        </text:list-item>
        <text:list-item>
          <text:p text:style-name="P48">Sequence 2: At step 4 of sequence 1</text:p>
          <text:list>
            <text:list-item>
              <text:p text:style-name="P48"><text:s/>L : Indicates that authentication details are incorrect</text:p>
            </text:list-item>
          </text:list>
        </text:list-item>
      </text:list>
      <text:p text:style-name="P49"/>
      <text:p text:style-name="P12">Sign up</text:p>
      <text:list xml:id="list6597349034237135142" text:style-name="L8">
        <text:list-item>
          <text:p text:style-name="P20"><text:span text:style-name="T1">Sequence 1:</text:span></text:p>
          <text:list>
            <text:list-item>
              <text:p text:style-name="P20"><text:span text:style-name="T1">LU/LAU : Requests a “Sign up” operation.</text:span></text:p>
            </text:list-item>
            <text:list-item>
              <text:p text:style-name="P20"><text:span text:style-name="T1">L : Asks for details regarding the user.</text:span></text:p>
            </text:list-item>
            <text:list-item>
              <text:p text:style-name="P20"><text:span text:style-name="T1">LU/LAU : Provides relevant details.</text:span></text:p>
            </text:list-item>
            <text:list-item>
              <text:p text:style-name="P20"><text:span text:style-name="T1">L : Confirms account creation pending email verification.</text:span></text:p>
            </text:list-item>
            <text:list-item>
              <text:p text:style-name="P20"><text:span text:style-name="T1">LU : Verifies through email.</text:span></text:p>
            </text:list-item>
            <text:list-item>
              <text:p text:style-name="P20"><text:span text:style-name="T1">L :Confirms account creation.</text:span></text:p>
            </text:list-item>
          </text:list>
        </text:list-item>
      </text:list>
      <text:p text:style-name="P21"/>
      <text:list xml:id="list112419107820395" text:continue-numbering="true" text:style-name="L8">
        <text:list-item>
          <text:p text:style-name="P6">Sequence 2: At step 4 of sequence 1</text:p>
          <text:list>
            <text:list-item>
              <text:p text:style-name="P6">L :Points out inconsistencies in entry of user details.</text:p>
            </text:list-item>
          </text:list>
        </text:list-item>
      </text:list>
      <text:p text:style-name="P5"/>
      <text:p text:style-name="P13">Account management</text:p>
      <text:list xml:id="list1154818123064770888" text:style-name="L9">
        <text:list-item>
          <text:p text:style-name="P22"><text:span text:style-name="T2">Sequence 1 :</text:span></text:p>
          <text:list>
            <text:list-item>
              <text:p text:style-name="P23"><text:span text:style-name="T2">LU/LAU : Requests a “Modify account” operation after logging in or after authentication.</text:span></text:p>
            </text:list-item>
            <text:list-item>
              <text:p text:style-name="P7">L : <text:span text:style-name="T12">Return account details.</text:span></text:p>
            </text:list-item>
            <text:list-item>
              <text:p text:style-name="P7">LU/<text:span text:style-name="T12">LAU</text:span> : Modifies details and <text:span text:style-name="T12">requests an </text:span>“<text:span text:style-name="T4">U</text:span>pdate” <text:span text:style-name="T12">operation</text:span>.</text:p>
            </text:list-item>
            <text:list-item>
              <text:p text:style-name="P7">L :Confirm update of account details.</text:p>
            </text:list-item>
          </text:list>
        </text:list-item>
      </text:list>
      <text:p text:style-name="P2"/>
      <text:p text:style-name="P15"><text:span text:style-name="T3">Bookmark</text:span> Management</text:p>
      <text:list xml:id="list8226939372452110285" text:style-name="L11">
        <text:list-item>
          <text:p text:style-name="P24"><text:soft-page-break/>Sequence 1 :</text:p>
          <text:list>
            <text:list-item>
              <text:p text:style-name="P24"><text:span text:style-name="T9">LAU/LU</text:span> : <text:span text:style-name="T9">Specifies an </text:span>“Add Bookmark” <text:span text:style-name="T9">operation after authentication/logging in.</text:span></text:p>
            </text:list-item>
            <text:list-item>
              <text:p text:style-name="P25">L :<text:span text:style-name="T9">Asks for </text:span>new bookmark details.</text:p>
            </text:list-item>
            <text:list-item>
              <text:p text:style-name="P25">LU/<text:span text:style-name="T9">LAU</text:span> : Populate the data and submits.</text:p>
            </text:list-item>
            <text:list-item>
              <text:p text:style-name="P25">L :Confirms addition of new links.</text:p>
            </text:list-item>
          </text:list>
        </text:list-item>
      </text:list>
      <text:p text:style-name="P28"/>
      <text:list xml:id="list112418947914011" text:continue-numbering="true" text:style-name="L11">
        <text:list-item>
          <text:p text:style-name="P25">Sequence 2 : </text:p>
          <text:list>
            <text:list-item>
              <text:p text:style-name="P26"><text:span text:style-name="T9">LAU/LU</text:span> : <text:span text:style-name="T9">Specifies an</text:span> “Update Bookmark” <text:span text:style-name="T9">operation along with details of an </text:span>associated bookmark <text:span text:style-name="T3"><text:s/>after authentication/logging in.</text:span></text:p>
            </text:list-item>
            <text:list-item>
              <text:p text:style-name="P25">L :<text:span text:style-name="T10">Presents existing data about the bookmark.</text:span></text:p>
            </text:list-item>
            <text:list-item>
              <text:p text:style-name="P25">LU : Modifies details and <text:span text:style-name="T10">submits.</text:span></text:p>
            </text:list-item>
            <text:list-item>
              <text:p text:style-name="P44">L :Confirms updation.</text:p>
            </text:list-item>
          </text:list>
        </text:list-item>
      </text:list>
      <text:p text:style-name="P28"/>
      <text:list xml:id="list112418724079756" text:continue-numbering="true" text:style-name="L11">
        <text:list-item>
          <text:p text:style-name="P25">Sequence 3 :</text:p>
          <text:list>
            <text:list-item>
              <text:p text:style-name="P27">LU : <text:span text:style-name="T9">Specifies a</text:span> “<text:span text:style-name="T10">Dele</text:span>te Bookmark” <text:span text:style-name="T9">operation along with details of an </text:span>associated bookmark<text:span text:style-name="T3"> after authentication/logging in.</text:span></text:p>
            </text:list-item>
            <text:list-item>
              <text:p text:style-name="P25">L :Confirms deletion of bookmark.</text:p>
            </text:list-item>
          </text:list>
        </text:list-item>
      </text:list>
      <text:p text:style-name="P16"/>
      <text:p text:style-name="P17">Search bookmarks</text:p>
      <text:list xml:id="list2916450441271126567" text:style-name="L14">
        <text:list-item>
          <text:p text:style-name="P41">Sequence 1 :</text:p>
          <text:list>
            <text:list-item>
              <text:p text:style-name="P41">LU /<text:span text:style-name="T12">LAU</text:span>: Specifies a “Search” operation along with search keywords.</text:p>
            </text:list-item>
            <text:list-item>
              <text:p text:style-name="P42">L :Presents bookmarks satisfying the search criteria.</text:p>
            </text:list-item>
          </text:list>
        </text:list-item>
      </text:list>
      <text:p text:style-name="P43"/>
      <text:p text:style-name="P16">Share bookmarks</text:p>
      <text:list xml:id="list5605707725334807512" text:style-name="L13">
        <text:list-item>
          <text:p text:style-name="P39">Sequence 1 :</text:p>
          <text:list>
            <text:list-item>
              <text:p text:style-name="P38">LU/<text:span text:style-name="T12">LUA</text:span> : <text:span text:style-name="T12">Specifies “Share bookmarks operation” after authentication/logging in.</text:span></text:p>
            </text:list-item>
            <text:list-item>
              <text:p text:style-name="P38"><text:span text:style-name="T12">L : Asks for list of bookmarks to share and for medium to share through </text:span>– email, facebook, twitter, groups.</text:p>
            </text:list-item>
            <text:list-item>
              <text:p text:style-name="P37"><text:span text:style-name="T8">LU : Specifies list of book marks and a sharing medium.</text:span></text:p>
            </text:list-item>
            <text:list-item>
              <text:p text:style-name="P39">L :Shares bookmarks through <text:span text:style-name="T12">th</text:span>e selected medium.</text:p>
            </text:list-item>
          </text:list>
        </text:list-item>
      </text:list>
      <text:p text:style-name="P40"/>
      <text:p text:style-name="P14">Group management</text:p>
      <text:list xml:id="list9222086648249910430" text:style-name="L12">
        <text:list-item>
          <text:p text:style-name="P29">Sequence 1 :</text:p>
          <text:list>
            <text:list-item>
              <text:p text:style-name="P30">LU/<text:span text:style-name="T15">LUA</text:span> : <text:span text:style-name="T15">Requests a </text:span>“<text:span text:style-name="T5">Create Group” operation after authentication/logging in.</text:span></text:p>
            </text:list-item>
            <text:list-item>
              <text:p text:style-name="P31">L : <text:span text:style-name="T15">Asks for </text:span>relevant details.</text:p>
            </text:list-item>
            <text:list-item>
              <text:p text:style-name="P31">LU/<text:span text:style-name="T15">LUA</text:span> : <text:span text:style-name="T15">Provides relevant details.</text:span></text:p>
            </text:list-item>
            <text:list-item>
              <text:p text:style-name="P31">L :Confirms creation of group.</text:p>
            </text:list-item>
          </text:list>
        </text:list-item>
      </text:list>
      <text:p text:style-name="P32"/>
      <text:list xml:id="list112418794355841" text:continue-numbering="true" text:style-name="L12">
        <text:list-item>
          <text:p text:style-name="P35">Sequence 2 : </text:p>
          <text:list>
            <text:list-item>
              <text:p text:style-name="P35">LU/<text:span text:style-name="T15">LUA</text:span> : <text:span text:style-name="T15">Requests a “</text:span>Remove from group” <text:span text:style-name="T16">operation </text:span>for a particular user after logging in / <text:span text:style-name="T15">authentication</text:span>.</text:p>
            </text:list-item>
            <text:list-item>
              <text:p text:style-name="P35">L : Confirms removal of member from the group.</text:p>
            </text:list-item>
          </text:list>
        </text:list-item>
      </text:list>
      <text:p text:style-name="P36"/>
      <text:list xml:id="list112418816166540" text:continue-numbering="true" text:style-name="L12">
        <text:list-item>
          <text:p text:style-name="P31">Sequence <text:span text:style-name="T7">3</text:span> :</text:p>
          <text:list>
            <text:list-item>
              <text:p text:style-name="P31">LU/<text:span text:style-name="T16">LUA</text:span> : <text:span text:style-name="T16">Requests a </text:span>“Add to group” <text:span text:style-name="T16">operation </text:span>after loggin<text:span text:style-name="T6">g</text:span> in / <text:span text:style-name="T16">authentication</text:span>.</text:p>
            </text:list-item>
            <text:list-item>
              <text:p text:style-name="P33">L : Asks for user name and group.</text:p>
            </text:list-item>
            <text:list-item>
              <text:p text:style-name="P33">LU/<text:span text:style-name="T16">LUA</text:span> : Submits information.</text:p>
            </text:list-item>
            <text:list-item>
              <text:p text:style-name="P33">L : Confirms <text:span text:style-name="T7">addition to group.</text:span></text:p>
            </text:list-item>
          </text:list>
        </text:list-item>
      </text:list>
      <text:p text:style-name="P34"/>
      <text:list xml:id="list112419374443758" text:continue-numbering="true" text:style-name="L12">
        <text:list-item>
          <text:p text:style-name="P35">Sequence 4 :</text:p>
          <text:list>
            <text:list-item>
              <text:p text:style-name="P35">LU/<text:span text:style-name="T16">LUA</text:span> : <text:span text:style-name="T16">Requests a </text:span>“Join to group” <text:span text:style-name="T16">operation </text:span>after <text:span text:style-name="T16">authentication/</text:span>loggin<text:span text:style-name="T16">g</text:span> in.</text:p>
            </text:list-item>
            <text:list-item>
              <text:p text:style-name="P35">L : Asks for group name.</text:p>
            </text:list-item>
            <text:list-item>
              <text:p text:style-name="P35"><text:soft-page-break/>LU/<text:span text:style-name="T16">LUA</text:span> : Submits information.</text:p>
            </text:list-item>
            <text:list-item>
              <text:p text:style-name="P35">L : Confirms subscription.</text:p>
            </text:list-item>
          </text:list>
        </text:list-item>
      </text:list>
      <text:p text:style-name="P36"/>
      <text:list xml:id="list112418782660212" text:continue-numbering="true" text:style-name="L12">
        <text:list-item>
          <text:p text:style-name="P35">Sequence 5 :</text:p>
          <text:list>
            <text:list-item>
              <text:p text:style-name="P35">LU/<text:span text:style-name="T16">LUA</text:span> : <text:span text:style-name="T16">Requests for an </text:span>“Unjoin group” <text:span text:style-name="T16">operation </text:span>after logging in / <text:span text:style-name="T16">authentication</text:span>.</text:p>
            </text:list-item>
            <text:list-item>
              <text:p text:style-name="P35">L : Asks for group name.</text:p>
            </text:list-item>
            <text:list-item>
              <text:p text:style-name="P35">LU/<text:span text:style-name="T16">LUA</text:span> : Submits information.</text:p>
            </text:list-item>
            <text:list-item>
              <text:p text:style-name="P35">L : Confirms removal from specified group.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9:19:58.648967280</meta:creation-date>
    <dc:title>T1</dc:title>
    <meta:editing-duration>PT9S</meta:editing-duration>
    <meta:editing-cycles>2</meta:editing-cycles>
    <meta:generator>LibreOffice/4.1.3.2$Linux_x86 LibreOffice_project/410m0$Build-2</meta:generator>
    <meta:initial-creator>Kempa </meta:initial-creator>
    <dc:date>2014-02-13T11:24:18.193261120</dc:date>
    <dc:creator>Kempa </dc:creator>
    <meta:document-statistic meta:table-count="0" meta:image-count="0" meta:object-count="0" meta:page-count="3" meta:paragraph-count="88" meta:word-count="631" meta:character-count="3450" meta:non-whitespace-character-count="2975"/>
  </office:meta>
</office:document-meta>
</file>